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officeooo:rsid="000613ae" style:font-size-asian="10pt" style:font-weight-asian="bold" style:font-size-complex="10pt" style:font-weight-complex="bold"/>
    </style:style>
    <style:style style:name="P2" style:family="paragraph" style:parent-style-name="Standard">
      <loext:graphic-properties draw:fill="none"/>
      <style:paragraph-properties fo:margin-left="0.4cm" fo:margin-right="0.499cm" fo:text-align="center" style:justify-single-word="false" fo:text-indent="0cm" style:auto-text-indent="false" fo:background-color="transparent"/>
      <style:text-properties style:font-name="Arial" fo:font-size="12pt" fo:font-weight="bold" officeooo:rsid="000613ae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="none"/>
      <style:paragraph-properties fo:margin-left="0.4cm" fo:margin-right="0.499cm" fo:margin-top="0.101cm" fo:margin-bottom="0.101cm" style:contextual-spacing="false" fo:line-height="115%" fo:text-indent="0cm" style:auto-text-indent="false" fo:background-color="transparent"/>
      <style:text-properties style:font-name="Arial" fo:font-size="12pt" officeooo:rsid="000613ae" style:font-size-asian="12pt" style:font-size-complex="12pt"/>
    </style:style>
    <style:style style:name="T1" style:family="text">
      <style:text-properties officeooo:rsid="000672e2"/>
    </style:style>
    <style:style style:name="T2" style:family="text">
      <style:text-properties officeooo:rsid="00082611"/>
    </style:style>
    <style:style style:name="T3" style:family="text">
      <style:text-properties fo:font-weight="bold" officeooo:rsid="00082611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1" text:anchor-type="page" text:anchor-page-number="1" svg:x="0cm" svg:y="0cm" svg:width="7.5cm" svg:height="5.001cm" draw:z-index="0">
        <draw:text-box>
          <text:p text:style-name="P1"/>
          <text:p text:style-name="P2">PROMOTORIA DE JUSTIÇA DE ALTAMIRA</text:p>
          <text:p text:style-name="P3">DATA: <text:span text:style-name="T2">27/06/2023</text:span></text:p>
          <text:p text:style-name="P3">Nº PROTOCOLO: <text:span text:style-name="T3">0001/2023</text:span></text:p>
          <text:p text:style-name="P3">RECEBIDO POR: <text:span text:style-name="T1">Antonio Teixeira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7.5cm" svg:height="5.0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5cm" fo:page-height="5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13:21:50.133000000</meta:creation-date>
    <dc:date>2023-06-28T11:04:39.292000000</dc:date>
    <meta:editing-duration>PT5M49S</meta:editing-duration>
    <meta:editing-cycles>4</meta:editing-cycles>
    <meta:generator>LibreOffice/7.4.6.2$Windows_X86_64 LibreOffice_project/5b1f5509c2decdade7fda905e3e1429a67acd63d</meta:generator>
    <meta:print-date>2023-06-28T11:04:29.838000000</meta:print-date>
    <meta:document-statistic meta:table-count="0" meta:image-count="0" meta:object-count="0" meta:page-count="1" meta:paragraph-count="4" meta:word-count="14" meta:character-count="102" meta:non-whitespace-character-count="92"/>
  </office:meta>
</office:document-meta>
</file>